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400000212E353DA8D.png" manifest:media-type="image/png"/>
  <manifest:file-entry manifest:full-path="Pictures/10000201000002A400000212C71D8379.png" manifest:media-type="image/png"/>
  <manifest:file-entry manifest:full-path="Pictures/10000201000002A400000212DA61D3DC.png" manifest:media-type="image/png"/>
  <manifest:file-entry manifest:full-path="Pictures/10000201000002A40000021261F16524.png" manifest:media-type="image/png"/>
  <manifest:file-entry manifest:full-path="Pictures/10000201000002A4000002128D47EC0B.png" manifest:media-type="image/png"/>
  <manifest:file-entry manifest:full-path="Pictures/10000201000002A4000002124180D8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78cm" svg:height="14.958cm" svg:x="3.771cm" svg:y="1.524cm">
          <draw:image xlink:href="Pictures/10000201000002A4000002124180D8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9.078cm" svg:height="14.958cm" svg:x="3.782cm" svg:y="1.524cm">
          <draw:image xlink:href="Pictures/10000201000002A4000002128D47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9.078cm" svg:height="14.958cm" svg:x="3.81cm" svg:y="1.044cm">
          <draw:image xlink:href="Pictures/10000201000002A40000021261F165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9.078cm" svg:height="14.958cm" svg:x="4.26cm" svg:y="1.524cm">
          <draw:image xlink:href="Pictures/10000201000002A400000212DA61D3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9.078cm" svg:height="14.958cm" svg:x="4.29cm" svg:y="0.762cm">
          <draw:image xlink:href="Pictures/10000201000002A400000212C71D83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9.078cm" svg:height="14.958cm" svg:x="3.782cm" svg:y="1.298cm">
          <draw:image xlink:href="Pictures/10000201000002A400000212E353DA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2T20:12:36.873910724</meta:creation-date>
    <dc:date>2015-02-22T20:17:49.642286304</dc:date>
    <meta:editing-duration>PT5M13S</meta:editing-duration>
    <meta:editing-cycles>1</meta:editing-cycles>
    <meta:document-statistic meta:object-count="39"/>
    <meta:generator>LibreOffice/4.3.3.2$Linux_X86_64 LibreOffice_project/430m0$Build-2</meta:generator>
  </office:meta>
</office:document-meta>
</file>